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2632in" fo:margin-left="0.1236in" fo:margin-right="0.1243in" table:align="margins" style:writing-mode="lr-tb"/>
    </style:style>
    <style:style style:name="Table1.A" style:family="table-column">
      <style:table-column-properties style:column-width="1.2563in" style:rel-column-width="8021*"/>
    </style:style>
    <style:style style:name="Table1.B" style:family="table-column">
      <style:table-column-properties style:column-width="1.2764in" style:rel-column-width="8150*"/>
    </style:style>
    <style:style style:name="Table1.C" style:family="table-column">
      <style:table-column-properties style:column-width="1.3785in" style:rel-column-width="8802*"/>
    </style:style>
    <style:style style:name="Table1.D" style:family="table-column">
      <style:table-column-properties style:column-width="0.9806in" style:rel-column-width="6261*"/>
    </style:style>
    <style:style style:name="Table1.E" style:family="table-column">
      <style:table-column-properties style:column-width="1.5833in" style:rel-column-width="10110*"/>
    </style:style>
    <style:style style:name="Table1.F" style:family="table-column">
      <style:table-column-properties style:column-width="0.8778in" style:rel-column-width="5604*"/>
    </style:style>
    <style:style style:name="Table1.G" style:family="table-column">
      <style:table-column-properties style:column-width="1.4813in" style:rel-column-width="9458*"/>
    </style:style>
    <style:style style:name="Table1.H" style:family="table-column">
      <style:table-column-properties style:column-width="1.4299in" style:rel-column-width="912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1.7" style:family="table-row">
      <style:table-row-properties style:min-row-height="0.1208in" style:keep-together="false" fo:keep-together="always"/>
    </style:style>
    <style:style style:name="Table1.8" style:family="table-row">
      <style:table-row-properties style:min-row-height="0.1194in" style:keep-together="false" fo:keep-together="always"/>
    </style:style>
    <style:style style:name="Table1.11" style:family="table-row">
      <style:table-row-properties style:min-row-height="0.7556in" style:keep-together="true" fo:keep-together="auto"/>
    </style:style>
    <style:style style:name="Table2" style:family="table">
      <style:table-properties style:width="10.5111in" table:align="margins" style:writing-mode="lr-tb"/>
    </style:style>
    <style:style style:name="Table2.A" style:family="table-column">
      <style:table-column-properties style:column-width="0.2556in" style:rel-column-width="1593*"/>
    </style:style>
    <style:style style:name="Table2.B" style:family="table-column">
      <style:table-column-properties style:column-width="3.2479in" style:rel-column-width="20250*"/>
    </style:style>
    <style:style style:name="Table2.C" style:family="table-column">
      <style:table-column-properties style:column-width="3.6861in" style:rel-column-width="22982*"/>
    </style:style>
    <style:style style:name="Table2.D" style:family="table-column">
      <style:table-column-properties style:column-width="3.3215in" style:rel-column-width="2071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uiviLivrable" style:family="table">
      <style:table-properties style:width="10.5111in" table:align="margins"/>
    </style:style>
    <style:style style:name="SuiviLivrable.A" style:family="table-column">
      <style:table-column-properties style:column-width="0.2507in" style:rel-column-width="1564*"/>
    </style:style>
    <style:style style:name="SuiviLivrable.B" style:family="table-column">
      <style:table-column-properties style:column-width="4.4757in" style:rel-column-width="27905*"/>
    </style:style>
    <style:style style:name="SuiviLivrable.C" style:family="table-column">
      <style:table-column-properties style:column-width="1.6403in" style:rel-column-width="10227*"/>
    </style:style>
    <style:style style:name="SuiviLivrable.D" style:family="table-column">
      <style:table-column-properties style:column-width="1.6625in" style:rel-column-width="10367*"/>
    </style:style>
    <style:style style:name="SuiviLivrable.E" style:family="table-column">
      <style:table-column-properties style:column-width="1.5597in" style:rel-column-width="9724*"/>
    </style:style>
    <style:style style:name="SuiviLivrable.F" style:family="table-column">
      <style:table-column-properties style:column-width="0.9222in" style:rel-column-width="5748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5111in" table:align="margins" style:writing-mode="lr-tb"/>
    </style:style>
    <style:style style:name="Table3.A" style:family="table-column">
      <style:table-column-properties style:column-width="0.2451in" style:rel-column-width="1528*"/>
    </style:style>
    <style:style style:name="Table3.B" style:family="table-column">
      <style:table-column-properties style:column-width="4.1465in" style:rel-column-width="25852*"/>
    </style:style>
    <style:style style:name="Table3.C" style:family="table-column">
      <style:table-column-properties style:column-width="2.2667in" style:rel-column-width="14132*"/>
    </style:style>
    <style:style style:name="Table3.D" style:family="table-column">
      <style:table-column-properties style:column-width="1.8069in" style:rel-column-width="11265*"/>
    </style:style>
    <style:style style:name="Table3.E" style:family="table-column">
      <style:table-column-properties style:column-width="2.0465in" style:rel-column-width="127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.0429in" fo:margin-right="0.0028in" fo:text-indent="0in" style:auto-text-indent="false"/>
    </style:style>
    <style:style style:name="P8" style:family="paragraph" style:parent-style-name="Standard">
      <style:paragraph-properties fo:margin-left="0.0429in" fo:margin-right="0.0028in" fo:text-indent="0in" style:auto-text-indent="false"/>
      <style:text-properties style:font-name="Calibri"/>
    </style:style>
    <style:style style:name="P9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 fo:font-weight="bold" style:font-weight-asian="bold"/>
    </style:style>
    <style:style style:name="P10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 fo:font-weight="bold" style:font-weight-asian="bold"/>
    </style:style>
    <style:style style:name="P11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/>
    </style:style>
    <style:style style:name="P12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/>
    </style:style>
    <style:style style:name="P13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/>
    </style:style>
    <style:style style:name="P14" style:family="paragraph" style:parent-style-name="Standard">
      <style:paragraph-properties fo:margin-left="0.0429in" fo:margin-right="0.0028in" fo:text-indent="0in" style:auto-text-indent="false"/>
      <style:text-properties style:font-name="Calibri" style:text-underline-style="solid" style:text-underline-width="auto" style:text-underline-color="font-color"/>
    </style:style>
    <style:style style:name="P15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style:text-underline-style="solid" style:text-underline-width="auto" style:text-underline-color="font-color"/>
    </style:style>
    <style:style style:name="P16" style:family="paragraph" style:parent-style-name="Standard">
      <style:paragraph-properties fo:margin-left="0.0429in" fo:margin-right="0.0028in" fo:text-indent="0in" style:auto-text-indent="false" style:snap-to-layout-grid="false"/>
      <style:text-properties fo:color="#ff0000" style:font-name="Calibri"/>
    </style:style>
    <style:style style:name="P17" style:family="paragraph" style:parent-style-name="Table_20_Contents">
      <style:text-properties style:font-name="Calibri"/>
    </style:style>
    <style:style style:name="P18" style:family="paragraph" style:parent-style-name="Table_20_Contents">
      <style:paragraph-properties fo:text-align="center" style:justify-single-word="false"/>
      <style:text-properties style:font-name="Calibri"/>
    </style:style>
    <style:style style:name="P19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21" style:family="paragraph" style:parent-style-name="Table_20_Contents">
      <style:text-properties style:font-name="Calibri" fo:font-size="11pt" style:font-size-asian="11pt" style:font-size-complex="11pt"/>
    </style:style>
    <style:style style:name="P22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23" style:family="paragraph" style:parent-style-name="Standard">
      <style:text-properties style:font-name="Calibri" fo:font-weight="bold" style:font-weight-asian="bold"/>
    </style:style>
    <style:style style:name="P24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25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26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27" style:family="paragraph" style:parent-style-name="Standard">
      <style:text-properties style:font-name="Calibri" fo:language="fr" fo:country="FR" fo:font-weight="bold" style:font-weight-asian="bold"/>
    </style:style>
    <style:style style:name="P28" style:family="paragraph" style:parent-style-name="Standard">
      <style:text-properties fo:font-size="11pt" fo:language="fr" fo:country="FR" style:font-size-asian="11pt" style:font-size-complex="11pt"/>
    </style:style>
    <style:style style:name="P29" style:family="paragraph" style:parent-style-name="Standard">
      <style:text-properties fo:color="#000000" style:text-line-through-style="none" style:font-name="Calibri" fo:font-size="11pt" fo:language="fr" fo:country="FR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30" style:family="paragraph" style:parent-style-name="Standard" style:list-style-name="WW8Num1">
      <style:paragraph-properties fo:margin-left="0.0429in" fo:margin-right="0.0028in" fo:text-indent="0in" style:auto-text-indent="false"/>
      <style:text-properties style:font-name="Calibri"/>
    </style:style>
    <style:style style:name="P31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33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34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35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36" style:family="paragraph" style:parent-style-name="Standard">
      <style:paragraph-properties fo:margin-top="0in" fo:margin-bottom="0.0201in"/>
      <style:text-properties style:font-name="Calibri" fo:font-size="11pt" fo:language="fr" fo:country="FR" fo:font-weight="bold" style:font-size-asian="11pt" style:font-weight-asian="bold" style:font-size-complex="11pt"/>
    </style:style>
    <style:style style:name="P37" style:family="paragraph" style:parent-style-name="Standard">
      <style:paragraph-properties fo:margin-top="0in" fo:margin-bottom="0.0201in"/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P38" style:family="paragraph" style:parent-style-name="Standard">
      <style:paragraph-properties fo:margin-top="0in" fo:margin-bottom="0.0201in"/>
      <style:text-properties fo:color="#000000" style:text-line-through-style="none" style:font-name="Calibri" fo:language="de" fo:country="DE" style:text-underline-style="none" fo:font-weight="bold" style:font-name-asian="Times New Roman1" style:font-weight-asian="bold" style:font-name-complex="Times New Roman1" style:font-weight-complex="bold"/>
    </style:style>
    <style:style style:name="P39" style:family="paragraph" style:parent-style-name="Standard" style:master-page-name="Standard">
      <style:paragraph-properties style:page-number="auto" fo:break-before="page"/>
      <style:text-properties fo:color="#333399" style:font-name="Calibri" fo:language="fr" fo:country="FR" fo:font-weight="bold" style:font-weight-asian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style:text-underline-style="solid" style:text-underline-width="auto" style:text-underline-color="font-color"/>
    </style:style>
    <style:style style:name="T4" style:family="text">
      <style:text-properties style:font-name="Calibri" fo:language="de" fo:country="DE" fo:font-weight="bold" style:font-weight-asian="bold"/>
    </style:style>
    <style:style style:name="T5" style:family="text">
      <style:text-properties fo:language="de" fo:country="DE"/>
    </style:style>
    <style:style style:name="T6" style:family="text">
      <style:text-properties fo:color="#000000" style:font-name="Calibri" fo:language="fr" fo:country="FR" fo:font-weight="bold" style:font-name-asian="Times New Roman1" style:font-weight-asian="bold" style:font-name-complex="Times New Roman1" style:font-weight-complex="bold"/>
    </style:style>
    <style:style style:name="T7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9" style:family="text">
      <style:text-properties fo:color="#000000" style:text-line-through-style="none" style:font-name="Calibri" fo:language="de" fo:country="DE" style:text-underline-style="none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color="#000000" style:text-line-through-style="none" style:text-underline-style="none" style:font-name-asian="Times New Roman1" style:font-name-complex="Times New Roman1" style:font-weight-complex="bold"/>
    </style:style>
    <style:style style:name="T12" style:family="text">
      <style:text-properties fo:color="#000000" style:font-name-asian="Times New Roman1" style:font-name-complex="Times New Roman1" style:font-weight-complex="bold"/>
    </style:style>
    <style:style style:name="T13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6">FICHE GLOBALE DE SUIVI </text:p>
      <text:p text:style-name="P2"/>
      <text:p text:style-name="P5"><text:span text:style-name="T2">L'EQUIPE : <text:s/></text:span><text:span text:style-name="T4">H4312</text:span><text:span text:style-name="T2"><text:tab/>CdP : </text:span><text:span text:style-name="T4">Monica GOLUMBEANU</text:span><text:span text:style-name="T2"><text:tab/><text:tab/>Membres de l’équipe: <text:s/></text:span><text:span text:style-name="T6">Soraya <text:s/>BELHADJ <text:s/>AISSA, </text:span><text:span text:style-name="T8">Jérôme DE POTTER, </text:span><text:span text:style-name="T9">Stefana GARTU,</text:span></text:p>
      <text:p text:style-name="P5"><text:span text:style-name="T8"><text:tab/><text:tab/><text:tab/></text:span><text:span text:style-name="T8">RQ: </text:span><text:span text:style-name="T9">Billy PITIOT</text:span><text:span text:style-name="T8"><text:tab/><text:tab/><text:tab/><text:tab/><text:tab/> <text:s text:c="9"/>Henrique Gaspar NOGUIERA, Leandro MATTIOLI</text:span></text:p>
      <text:p text:style-name="P3"/>
      <text:p text:style-name="P4">SUIVI DU PROJE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>Phase Initialisation</text:p>
            <text:p text:style-name="P9"/>
          </table:table-cell>
          <table:table-cell table:style-name="Table1.B1" table:number-columns-spanned="2" office:value-type="string">
            <text:p text:style-name="P10">Phase Expression des besoins</text:p>
            <text:p text:style-name="P9"/>
          </table:table-cell>
          <table:covered-table-cell/>
          <table:table-cell table:style-name="Table1.B1" table:number-columns-spanned="2" office:value-type="string">
            <text:p text:style-name="P10">Phase Élaboration des scénarios</text:p>
            <text:p text:style-name="P9"/>
          </table:table-cell>
          <table:covered-table-cell/>
          <table:table-cell table:style-name="Table1.G1" table:number-columns-spanned="2" office:value-type="string">
            <text:p text:style-name="P10">Phase Évaluation</text:p>
            <text:p text:style-name="P9"/>
          </table:table-cell>
          <table:covered-table-cell/>
        </table:table-row>
        <table:table-row table:style-name="Table1.1">
          <table:table-cell table:style-name="Table1.B1" office:value-type="string">
            <text:p text:style-name="P12">Date prévisionnelle de remise du livrable</text:p>
          </table:table-cell>
          <table:table-cell table:style-name="Table1.B1" office:value-type="string">
            <text:p text:style-name="P16"/>
          </table:table-cell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B1" office:value-type="string">
            <text:p text:style-name="P12">Date effective de remise du livrable</text:p>
          </table:table-cell>
          <table:table-cell table:style-name="Table1.B1" office:value-type="string">
            <text:p text:style-name="P13"/>
          </table:table-cell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3"/>
          </table:table-cell>
          <table:covered-table-cell/>
        </table:table-row>
        <table:table-row table:style-name="Table1.1">
          <table:table-cell table:style-name="Table1.B1" office:value-type="string">
            <text:p text:style-name="P12">État du livrable</text:p>
          </table:table-cell>
          <table:table-cell table:style-name="Table1.B1" office:value-type="string">
            <text:p text:style-name="P16"/>
          </table:table-cell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B1" office:value-type="string">
            <text:p text:style-name="P12">Conformité par rapport au modèle</text:p>
          </table:table-cell>
          <table:table-cell table:style-name="Table1.B1" office:value-type="string">
            <text:p text:style-name="P13"/>
          </table:table-cell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B1" office:value-type="string">
            <text:p text:style-name="P12">Écart par rapport aux prévisions(complétude)</text:p>
          </table:table-cell>
          <table:table-cell table:style-name="Table1.B1" office:value-type="string">
            <text:p text:style-name="P13"/>
          </table:table-cell>
          <table:table-cell table:style-name="Table1.B1" table:number-columns-spanned="2" office:value-type="string">
            <text:p text:style-name="P16">.</text:p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6"/>
          </table:table-cell>
          <table:covered-table-cell/>
        </table:table-row>
        <table:table-row table:style-name="Table1.7">
          <table:table-cell table:style-name="Table1.B1" table:number-rows-spanned="4" office:value-type="string">
            <text:p text:style-name="P12">Contenu du livrable</text:p>
            <text:p text:style-name="P11"/>
          </table:table-cell>
          <table:table-cell table:style-name="Table1.B1" table:number-rows-spanned="4" office:value-type="string">
            <text:p text:style-name="P13"/>
          </table:table-cell>
          <table:table-cell table:style-name="Table1.B1" office:value-type="string">
            <text:p text:style-name="P13">Étude existant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>Modélisation 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5">Équipements</text:p>
            <text:p text:style-name="P7"><text:span text:style-name="T3">Logiciels (</text:span><text:span text:style-name="T1">marché, Spécif)</text:span></text:p>
          </table:table-cell>
          <table:table-cell table:style-name="Table1.G1" office:value-type="string">
            <text:p text:style-name="P16"/>
          </table:table-cell>
        </table:table-row>
        <table:table-row table:style-name="Table1.8">
          <table:covered-table-cell/>
          <table:covered-table-cell/>
          <table:table-cell table:style-name="Table1.B1" office:value-type="string">
            <text:p text:style-name="P13">Attentes partenaires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>Architecture applicative (progiciels, spécifique, ...)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5">Exploitation</text:p>
          </table:table-cell>
          <table:table-cell table:style-name="Table1.G1" office:value-type="string">
            <text:p text:style-name="P13"/>
          </table:table-cell>
        </table:table-row>
        <table:table-row table:style-name="Table1.8">
          <table:covered-table-cell/>
          <table:covered-table-cell/>
          <table:table-cell table:style-name="Table1.B1" office:value-type="string">
            <text:p text:style-name="P13">Benchmarking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>Architecture technique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5">Maintenance</text:p>
            <text:p text:style-name="P14"/>
          </table:table-cell>
          <table:table-cell table:style-name="Table1.G1" office:value-type="string">
            <text:p text:style-name="P13"/>
          </table:table-cell>
        </table:table-row>
        <table:table-row table:style-name="Table1.8">
          <table:covered-table-cell/>
          <table:covered-table-cell/>
          <table:table-cell table:style-name="Table1.B1" office:value-type="string">
            <text:p text:style-name="P13">Thèmes de progrès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>Organisation (MOT, ...)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>Formations</text:p>
          </table:table-cell>
          <table:table-cell table:style-name="Table1.G1" office:value-type="string">
            <text:p text:style-name="P13"/>
          </table:table-cell>
        </table:table-row>
        <table:table-row table:style-name="Table1.11">
          <table:table-cell table:style-name="Table1.B1" office:value-type="string">
            <text:p text:style-name="P12">Gestion du projet</text:p>
            <text:p text:style-name="P8"/>
          </table:table-cell>
          <table:table-cell table:style-name="Table1.B1" office:value-type="string">
            <text:p text:style-name="P12">Gestion du projet</text:p>
            <text:list xml:id="list40482278" text:style-name="WW8Num1">
              <text:list-item>
                <text:p text:style-name="P30">Préparation,</text:p>
              </text:list-item>
              <text:list-item>
                <text:p text:style-name="P30">Planification,</text:p>
              </text:list-item>
              <text:list-item>
                <text:p text:style-name="P30">Évaluation,</text:p>
              </text:list-item>
            </text:list>
          </table:table-cell>
          <table:table-cell table:style-name="Table1.B1" table:number-columns-spanned="2" office:value-type="string">
            <text:p text:style-name="P12">Gestion du projet</text:p>
            <text:list xml:id="list40498677" text:continue-numbering="true" text:style-name="WW8Num1">
              <text:list-item>
                <text:p text:style-name="P30">Suivi Planning,</text:p>
              </text:list-item>
              <text:list-item>
                <text:p text:style-name="P30">Suivi, Gestion des problèmes,..</text:p>
              </text:list-item>
              <text:list-item>
                <text:p text:style-name="P30">Validation, revues, ...</text:p>
              </text:list-item>
            </text:list>
          </table:table-cell>
          <table:covered-table-cell/>
          <table:table-cell table:style-name="Table1.B1" table:number-columns-spanned="2" office:value-type="string">
            <text:p text:style-name="P12">Gestion du projet</text:p>
            <text:list xml:id="list40520244" text:continue-numbering="true" text:style-name="WW8Num1">
              <text:list-item>
                <text:p text:style-name="P30">Suivi, Gestion des problèmes,..</text:p>
              </text:list-item>
              <text:list-item>
                <text:p text:style-name="P30">Validation, revues</text:p>
              </text:list-item>
            </text:list>
          </table:table-cell>
          <table:covered-table-cell/>
          <table:table-cell table:style-name="Table1.G1" table:number-columns-spanned="2" office:value-type="string">
            <text:p text:style-name="P12">Gestion du projet</text:p>
            <text:list xml:id="list40505463" text:continue-numbering="true" text:style-name="WW8Num1">
              <text:list-item>
                <text:p text:style-name="P30">Validation, revues</text:p>
              </text:list-item>
              <text:list-item>
                <text:p text:style-name="P30">Suivi, Gestion des problèmes,..</text:p>
              </text:list-item>
              <text:list-item>
                <text:p text:style-name="P30">Bilan de phase</text:p>
              </text:list-item>
            </text:list>
          </table:table-cell>
          <table:covered-table-cell/>
        </table:table-row>
        <table:table-row table:style-name="Table1.1">
          <table:table-cell table:style-name="Table1.B1" office:value-type="string">
            <text:p text:style-name="P12">Observations</text:p>
            <text:p text:style-name="P11"/>
            <text:p text:style-name="P11"/>
            <text:p text:style-name="P8"/>
          </table:table-cell>
          <table:table-cell table:style-name="Table1.B1" office:value-type="string">
            <text:p text:style-name="P13"/>
          </table:table-cell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3">Recette </text:p>
          </table:table-cell>
          <table:covered-table-cell/>
        </table:table-row>
      </table:table>
      <text:p text:style-name="P2"/>
      <text:p text:style-name="P22"/>
      <text:p text:style-name="P6">FICHE DE SUIVI INDIVIDUEL HEBDOMADAIRE</text:p>
      <text:p text:style-name="P2"/>
      <text:p text:style-name="P33"><text:span text:style-name="T2">L'EQUIPE : <text:s/></text:span><text:span text:style-name="T4">H4312</text:span><text:span text:style-name="T2"><text:tab/></text:span><text:span text:style-name="T8"><text:tab/><text:tab/><text:tab/><text:tab/><text:tab/> <text:s text:c="4"/></text:span></text:p>
      <text:p text:style-name="P34">NOM PERSONNE:</text:p>
      <text:p text:style-name="P34">PHASE:</text:p>
      <text:p text:style-name="P35">SOUS-PHASE:</text:p>
      <text:p text:style-name="P35">DATE DEBUT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N<text:span text:style-name="T13">o</text:span></text:p>
          </table:table-cell>
          <table:table-cell table:style-name="Table2.A1" office:value-type="string">
            <text:p text:style-name="P18">T<text:span text:style-name="T5">âche</text:span></text:p>
          </table:table-cell>
          <table:table-cell table:style-name="Table2.A1" office:value-type="string">
            <text:p text:style-name="P19">Temps prévu</text:p>
          </table:table-cell>
          <table:table-cell table:style-name="Table2.D1" office:value-type="string">
            <text:p text:style-name="P19">Temps réel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39"/>
      <text:p text:style-name="P32">FICHE DE SUIVI LIVRABLE</text:p>
      <text:p text:style-name="P27"/>
      <text:p text:style-name="P28"><text:span text:style-name="T2">L'EQUIPE : <text:s/>H4312<text:tab/>CdP : Monica GOLUMBEANU<text:tab/><text:tab/>Membres de l’équipe: <text:s/></text:span><text:span text:style-name="T7">Soraya <text:s/>BELHADJ <text:s/>AISSA, </text:span><text:span text:style-name="T10">Jérôme DE POTTER, Stefana GARTU,</text:span></text:p>
      <text:p text:style-name="P28"><text:span text:style-name="T10"><text:tab/><text:tab/><text:tab/>RQ: Billy PITIOT<text:tab/><text:tab/><text:tab/><text:tab/><text:tab/> <text:s text:c="9"/>Henrique Gaspar NOGUIERA, Leandro MATTIOLI</text:span></text:p>
      <text:p text:style-name="P25"/>
      <text:p text:style-name="P26">NOM LIVRABLE:</text:p>
      <text:p text:style-name="P26"/>
      <text:p text:style-name="P26">DATE PREVUE DE REMISE:</text:p>
      <text:p text:style-name="P26"/>
      <text:p text:style-name="P26">DATE REELLE DE REMISE:</text:p>
      <text:p text:style-name="P26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20">N<text:span text:style-name="T13">o</text:span></text:p>
          </table:table-cell>
          <table:table-cell table:style-name="SuiviLivrable.A1" office:value-type="string">
            <text:p text:style-name="P20">Tâche</text:p>
          </table:table-cell>
          <table:table-cell table:style-name="SuiviLivrable.A1" office:value-type="string">
            <text:p text:style-name="P20">Personne en charge</text:p>
          </table:table-cell>
          <table:table-cell table:style-name="SuiviLivrable.A1" office:value-type="string">
            <text:p text:style-name="P20">Date début réalisation</text:p>
          </table:table-cell>
          <table:table-cell table:style-name="SuiviLivrable.A1" office:value-type="string">
            <text:p text:style-name="P20">Date fin réalisation</text:p>
          </table:table-cell>
          <table:table-cell table:style-name="SuiviLivrable.F1" office:value-type="string">
            <text:p text:style-name="P20">Réalisé</text:p>
          </table:table-cell>
        </table:table-row>
        <table:table-row>
          <table:table-cell table:style-name="SuiviLivrable.A2" office:value-type="float" office:value="1">
            <text:p text:style-name="P20">1</text:p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F2" office:value-type="string">
            <text:p text:style-name="P21"/>
          </table:table-cell>
        </table:table-row>
        <table:table-row>
          <table:table-cell table:style-name="SuiviLivrable.A2" office:value-type="float" office:value="2">
            <text:p text:style-name="P20">2</text:p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F2" office:value-type="string">
            <text:p text:style-name="P21"/>
          </table:table-cell>
        </table:table-row>
        <table:table-row>
          <table:table-cell table:style-name="SuiviLivrable.A2" office:value-type="float" office:value="3">
            <text:p text:style-name="P20">3</text:p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F2" office:value-type="string">
            <text:p text:style-name="P21"/>
          </table:table-cell>
        </table:table-row>
        <table:table-row>
          <table:table-cell table:style-name="SuiviLivrable.A2" office:value-type="float" office:value="4">
            <text:p text:style-name="P20">4</text:p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F2" office:value-type="string">
            <text:p text:style-name="P21"/>
          </table:table-cell>
        </table:table-row>
        <table:table-row>
          <table:table-cell table:style-name="SuiviLivrable.A2" office:value-type="float" office:value="5">
            <text:p text:style-name="P20">5</text:p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B2" office:value-type="string">
            <text:p text:style-name="P21"/>
          </table:table-cell>
          <table:table-cell table:style-name="SuiviLivrable.F2" office:value-type="string">
            <text:p text:style-name="P21"/>
          </table:table-cell>
        </table:table-row>
      </table:table>
      <text:p text:style-name="P26"/>
      <text:p text:style-name="P24">COMMENTAIRES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6">FICHE DE SUIVI <text:span text:style-name="T5">SOUS-PHASE</text:span></text:p>
      <text:p text:style-name="P2"/>
      <text:p text:style-name="P36">L'EQUIPE : <text:s/>H4312<text:tab/>CdP : Monica GOLUMBEANU<text:tab/><text:tab/>Membres de l’équipe: <text:s/><text:span text:style-name="T12">Soraya <text:s/>BELHADJ <text:s/>AISSA, </text:span><text:span text:style-name="T11">Jérôme DE POTTER, Stefana GARTU,</text:span></text:p>
      <text:p text:style-name="P29"><text:tab/><text:tab/><text:tab/>RQ: Billy PITIOT<text:tab/><text:tab/><text:tab/><text:tab/><text:tab/> <text:s text:c="9"/>Henrique Gaspar NOGUIERA, Leandro MATTIOLI</text:p>
      <text:p text:style-name="P37"/>
      <text:p text:style-name="P38">NOM SOUS-PHASE: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8">N<text:span text:style-name="T13">o</text:span></text:p>
          </table:table-cell>
          <table:table-cell table:style-name="Table3.A1" office:value-type="string">
            <text:p text:style-name="P19">Etapes de la sous-phase</text:p>
          </table:table-cell>
          <table:table-cell table:style-name="Table3.A1" office:value-type="string">
            <text:p text:style-name="P19">Etat d'avancement</text:p>
          </table:table-cell>
          <table:table-cell table:style-name="Table3.A1" office:value-type="string">
            <text:p text:style-name="P19">Temps prévu</text:p>
          </table:table-cell>
          <table:table-cell table:style-name="Table3.E1" office:value-type="string">
            <text:p text:style-name="P19">Temps réel</text:p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7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initial-creator>AMGHAR</meta:initial-creator>
    <meta:creation-date>2011-01-05T22:10:00</meta:creation-date>
    <dc:creator>M </dc:creator>
    <dc:date>2011-01-11T20:38:24.26</dc:date>
    <meta:print-date>2001-11-27T10:52:00</meta:print-date>
    <meta:editing-cycles>2</meta:editing-cycles>
    <meta:editing-duration>PT00H01M00S</meta:editing-duration>
    <meta:generator>OpenOffice.org/3.2$Win32 OpenOffice.org_project/320m18$Build-9502</meta:generator>
    <meta:document-statistic meta:table-count="4" meta:image-count="0" meta:object-count="0" meta:page-count="4" meta:paragraph-count="84" meta:word-count="276" meta:character-count="1903"/>
  </office:meta>
</office:document-meta>
</file>